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normal" style:font-size-asian="14pt" style:font-weight-asian="normal" style:font-size-complex="14pt" style:font-weight-complex="normal"/>
    </style:style>
    <style:style style:name="T1" style:family="text">
      <style:text-properties style:text-underline-style="solid" style:text-underline-width="auto" style:text-underline-color="font-color"/>
    </style:style>
    <style:style style:name="T2" style:family="text">
      <style:text-properties fo:font-size="18pt" style:font-size-asian="18pt" style:font-size-complex="18pt"/>
    </style:style>
    <style:style style:name="T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4" style:family="text">
      <style:text-properties style:text-underline-style="none"/>
    </style:style>
    <style:style style:name="T5" style:family="text">
      <style:text-properties fo:font-size="14pt" style:text-underline-style="none" style:font-size-asian="14pt" style:font-size-complex="14pt"/>
    </style:style>
    <style:style style:name="T6" style:family="text">
      <style:text-properties fo:font-size="14pt" style:text-underline-style="solid" style:text-underline-width="auto" style:text-underline-color="font-color"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text:s text:c="29"/><text:span text:style-name="T2"><text:s/></text:span><text:span text:style-name="T3">TARTE AUX PÊCHES À LA GUIMAUVE</text:span></text:p>
      <text:p text:style-name="Standard"><text:span text:style-name="T3"/></text:p>
      <text:p text:style-name="Standard"><text:span text:style-name="T3"/></text:p>
      <text:p text:style-name="Standard"><text:span text:style-name="T3"/></text:p>
      <text:p text:style-name="P1"><text:span text:style-name="T5">1 abaisse de <text:s/>9 '' faite avec des biscuits graham</text:span></text:p>
      <text:p text:style-name="P2"><text:span text:style-name="T4">2 boîtes de 15 oz de moitiés de pêches</text:span></text:p>
      <text:p text:style-name="P2"><text:span text:style-name="T4">½ tasse de sirop des pêches </text:span></text:p>
      <text:p text:style-name="P2"><text:span text:style-name="T4">1/3 de tasse de jus d'orange</text:span></text:p>
      <text:p text:style-name="P2"><text:span text:style-name="T4">4 tasses de guimauves miniatures</text:span></text:p>
      <text:p text:style-name="P2"><text:span text:style-name="T4">½ cuill. À thé d'essence d'amandes</text:span></text:p>
      <text:p text:style-name="P2"><text:span text:style-name="T4">1 cuill. À table de jus de citron</text:span></text:p>
      <text:p text:style-name="P2"><text:span text:style-name="T4">½ tasse de crème à fouetter</text:span></text:p>
      <text:p text:style-name="P2"><text:span text:style-name="T4"/></text:p>
      <text:p text:style-name="P2"><text:span text:style-name="T4"/></text:p>
      <text:p text:style-name="P2"><text:span text:style-name="T4"/></text:p>
      <text:p text:style-name="P2"><text:span text:style-name="T4">Préparer une pâte-biscuit (suivre recette sur la boîte de biscuits graham).</text:span></text:p>
      <text:p text:style-name="P2"><text:span text:style-name="T4">Cuire dans un plat de 9'' <text:s/>de diamètre,puis laisser refroidir.</text:span></text:p>
      <text:p text:style-name="P2"><text:span text:style-name="T4">Égoutter les pêches en conservant le sirop.Dresser les pêches dans l'abaisse partie bombée dessous.Garder 2 moitiés de pêches pour garnir.Mélanger dans un bain-marie</text:span></text:p>
      <text:p text:style-name="P2"><text:span text:style-name="T4">le sirop,le jus d'orange et les guimauves,cuire jusqu'à ce que les guimauves soient fondues.Retirer du feu ajouter l'essence et le jus de citron.Refroidir jusqu'à ce que le mélange devienne un sirop épais et l'incorporer à la crème fouettée.Déposer par cuillérée</text:span></text:p>
      <text:p text:style-name="P2"><text:span text:style-name="T4">sur les pêches.Compléter la garniture avec des tranches des deux moitiés de pêches </text:span></text:p>
      <text:p text:style-name="P2"><text:span text:style-name="T4">conservées.Refroidir 3 à 4 he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5T18:41:42.36</meta:creation-date>
    <dc:date>2012-02-25T19:08:38.36</dc:date>
    <meta:editing-duration>PT1M34S</meta:editing-duration>
    <meta:editing-cycles>1</meta:editing-cycles>
    <meta:generator>OpenOffice.org/3.3$Win32 OpenOffice.org_project/330m20$Build-9567</meta:generator>
    <meta:document-statistic meta:table-count="0" meta:image-count="0" meta:object-count="0" meta:page-count="1" meta:paragraph-count="15" meta:word-count="164" meta:character-count="1010"/>
  </office:meta>
</office:document-meta>
</file>